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8cm" fo:min-width="3.108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.2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6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5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3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4.4cm"/>
    </style:style>
    <style:style style:name="gr12" style:family="graphic" style:parent-style-name="standard">
      <style:graphic-properties draw:textarea-horizontal-align="justify" draw:textarea-vertical-align="middle" draw:auto-grow-height="false" fo:min-height="1.518cm" fo:min-width="1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4.7cm"/>
    </style:style>
    <style:style style:name="gr14" style:family="graphic" style:parent-style-name="standard">
      <style:graphic-properties draw:textarea-horizontal-align="justify" draw:textarea-vertical-align="middle" draw:auto-grow-height="false" fo:min-height="1.378cm" fo:min-width="1.34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4.9cm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65cm" fo:min-width="5.7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.1cm" svg:height="2.3cm" svg:x="32.5cm" svg:y="11.6cm">
          <text:p text:style-name="P1">krizi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cm" svg:height="1.5cm" svg:x="19.1cm" svg:y="5cm">
          <text:p text:style-name="P1">Show discou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3cm" svg:x="5cm" svg:y="19.1cm">
          <text:p text:style-name="P1">Grab discou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4cm" svg:x="1.9cm" svg:y="2.8cm">
          <text:p text:style-name="P1">Access krizis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1.1cm" svg:x="4cm" svg:y="8.2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cm" svg:height="1.4cm" svg:x="10.9cm" svg:y="4.5cm">
          <text:p text:style-name="P1">Smarphon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2.5cm" svg:y1="12.75cm" svg:x2="32.5cm" svg:y2="12.75cm" draw:start-shape="id1" draw:start-glue-point="6" draw:end-shape="id1" draw:end-glue-point="6" svg:d="M32500 12750z" svg:viewBox="0 0 1 1">
          <text:p/>
        </draw:connector>
        <draw:line draw:style-name="gr8" draw:text-style-name="P2" draw:layer="layout" svg:x1="27.4cm" svg:y1="12.8cm" svg:x2="21.4cm" svg:y2="6.5cm">
          <text:p/>
        </draw:line>
        <draw:line draw:style-name="gr8" draw:text-style-name="P2" draw:layer="layout" svg:x1="26.2cm" svg:y1="11.6cm" svg:x2="28.2cm" svg:y2="8.7cm">
          <text:p/>
        </draw:line>
        <draw:custom-shape draw:style-name="gr9" draw:text-style-name="P1" draw:layer="layout" svg:width="5.5cm" svg:height="1cm" svg:x="27.5cm" svg:y="7.8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cm" svg:height="1.4cm" svg:x="20.7cm" svg:y="19cm">
          <text:p text:style-name="P1">Insert discounts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1cm" svg:y1="12.7cm" svg:x2="24.5cm" svg:y2="19.1cm">
          <text:p/>
        </draw:line>
        <draw:custom-shape draw:style-name="gr11" draw:text-style-name="P1" draw:layer="layout" svg:width="4.9cm" svg:height="0.9cm" svg:x="30.343cm" svg:y="15.88cm">
          <text:p text:style-name="P1">Create 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9cm" svg:height="0.9cm" svg:x="29.4cm" svg:y="17.4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9cm" svg:height="0.9cm" svg:x="22.2cm" svg:y="1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9cm" svg:height="0.9cm" svg:x="19.1cm" svg:y="16.7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cm" svg:height="2.5cm" svg:x="19.9cm" svg:y="22.3cm">
          <text:p text:style-name="P1">Admin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" draw:layer="layout" svg:width="2.7cm" svg:height="2.5cm" svg:x="15.5cm" svg:y="1.8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2" draw:layer="layout" svg:x1="9.1cm" svg:y1="12.7cm" svg:x2="7cm" svg:y2="19.2cm">
          <text:p/>
        </draw:line>
        <draw:custom-shape draw:style-name="gr13" draw:text-style-name="P1" draw:layer="layout" svg:width="5.2cm" svg:height="1.1cm" svg:x="1.7cm" svg:y="14.3cm">
          <text:p text:style-name="P1">Import discount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2.3cm" svg:x="1.9cm" svg:y="16.4cm">
          <text:p text:style-name="P1">Robo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" draw:layer="layout" svg:width="5.4cm" svg:height="1.2cm" svg:x="13.2cm" svg:y="16.4cm">
          <text:p text:style-name="P1">Update import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2.3cm" svg:y1="12.7cm" svg:x2="12.3cm" svg:y2="28.7cm">
          <text:p/>
        </draw:line>
        <draw:line draw:style-name="gr8" draw:text-style-name="P2" draw:layer="layout" svg:x1="32.6cm" svg:y1="12.7cm" svg:x2="1.7cm" svg:y2="12.7cm">
          <text:p/>
        </draw:line>
        <draw:line draw:style-name="gr8" draw:text-style-name="P2" draw:layer="layout" svg:x1="8.3cm" svg:y1="15cm" svg:x2="15.3cm" svg:y2="16.4cm">
          <text:p/>
        </draw:line>
        <draw:line draw:style-name="gr8" draw:text-style-name="P2" draw:layer="layout" svg:x1="8.6cm" svg:y1="14.3cm" svg:x2="6.8cm" svg:y2="14.8cm">
          <text:p/>
        </draw:line>
        <draw:line draw:style-name="gr8" draw:text-style-name="P2" draw:layer="layout" svg:x1="30.4cm" svg:y1="15.9cm" svg:x2="29.9cm" svg:y2="13.8cm">
          <text:p/>
        </draw:line>
        <draw:line draw:style-name="gr8" draw:text-style-name="P2" draw:layer="layout" svg:x1="29.5cm" svg:y1="17.4cm" svg:x2="28.9cm" svg:y2="14.8cm">
          <text:p/>
        </draw:line>
        <draw:line draw:style-name="gr8" draw:text-style-name="P2" draw:layer="layout" svg:x1="28.2cm" svg:y1="15.5cm" svg:x2="27.1cm" svg:y2="15.7cm">
          <text:p/>
        </draw:line>
        <draw:line draw:style-name="gr8" draw:text-style-name="P2" draw:layer="layout" svg:x1="26.8cm" svg:y1="17cm" svg:x2="23.9cm" svg:y2="17.2cm">
          <text:p/>
        </draw:line>
        <draw:line draw:style-name="gr8" draw:text-style-name="P2" draw:layer="layout" svg:x1="16.3cm" svg:y1="12.7cm" svg:x2="5.8cm" svg:y2="4.2cm">
          <text:p/>
        </draw:line>
        <draw:line draw:style-name="gr8" draw:text-style-name="P2" draw:layer="layout" svg:x1="13.5cm" svg:y1="10.5cm" svg:x2="6.8cm" svg:y2="9cm">
          <text:p/>
        </draw:line>
        <draw:line draw:style-name="gr8" draw:text-style-name="P2" draw:layer="layout" svg:x1="11.9cm" svg:y1="9.1cm" svg:x2="12.2cm" svg:y2="5.9cm">
          <text:p/>
        </draw:line>
        <draw:custom-shape draw:style-name="gr17" draw:text-style-name="P1" draw:layer="layout" svg:width="6.2cm" svg:height="1.9cm" svg:x="13.5cm" svg:y="7cm">
          <text:p text:style-name="P1">Create shopping </text:p>
          <text:p text:style-name="P1">pla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1cm" svg:y1="7.9cm" svg:x2="13.5cm" svg:y2="7.8cm">
          <text:p/>
        </draw:line>
        <draw:custom-shape draw:style-name="gr18" draw:text-style-name="P1" draw:layer="layout" svg:width="4.9cm" svg:height="1cm" svg:x="18.8cm" svg:y="10.2cm">
          <text:p text:style-name="P1">Compar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5.7cm" svg:y1="11cm" svg:x2="23.6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4:31:30.710000000</meta:creation-date>
    <dc:date>2016-05-28T16:50:30.523000000</dc:date>
    <meta:editing-duration>PT1H17M15S</meta:editing-duration>
    <meta:editing-cycles>2</meta:editing-cycles>
    <meta:generator>LibreOffice/5.0.4.2$Windows_x86 LibreOffice_project/2b9802c1994aa0b7dc6079e128979269cf95bc78</meta:generator>
    <meta:document-statistic meta:object-count="37"/>
  </office:meta>
</office:document-meta>
</file>